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C600000187AD430B52140453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42cm" svg:height="3.309cm" svg:x="8.587cm" svg:y="13.183cm">
          <draw:image xlink:href="Pictures/10000201000001C600000187AD430B52140453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9:49.399215442</meta:creation-date>
    <dc:date>2018-02-09T16:50:03.943743039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